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middle" fo:padding-left="0.254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Symmetric_20_Arr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Bitstream Vera Sans'" style:font-family-generic="swiss" style:font-pitch="variable" fo:font-size="12pt"/>
    </style:style>
    <style:style style:name="P3" style:family="paragraph">
      <style:paragraph-properties fo:text-align="center"/>
      <style:text-properties fo:font-family="'Bitstream Vera Sans'" style:font-family-generic="swiss" style:font-pitch="variable" fo:font-size="12pt" fo:font-weight="bold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family="'Bitstream Vera Sans'" style:font-family-generic="swiss" style:font-pitch="variable" fo:font-size="12pt"/>
    </style:style>
    <style:style style:name="T2" style:family="text">
      <style:text-properties fo:font-family="'Bitstream Vera Sans'" style:font-family-generic="swiss" style:font-pitch="variable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2" draw:layer="layout" svg:width="8.256cm" svg:height="0.729cm" svg:x="2.27cm" svg:y="11.703cm">
              <text:p text:style-name="P1"><text:span text:style-name="T1">ruleid : string</text:span></text:p>
            </draw:rect>
            <draw:rect draw:style-name="gr2" draw:text-style-name="P3" draw:layer="layout" svg:width="8.256cm" svg:height="0.728cm" svg:x="2.27cm" svg:y="10.976cm">
              <text:p text:style-name="P1"><text:span text:style-name="T2">MatchRuleType</text:span></text:p>
            </draw:rect>
            <draw:rect draw:style-name="gr1" draw:text-style-name="P2" draw:layer="layout" svg:width="8.256cm" svg:height="0.728cm" svg:x="2.27cm" svg:y="12.432cm">
              <text:p text:style-name="P1"><text:span text:style-name="T1">matchCriteria : MatchCriteriaType</text:span></text:p>
            </draw:rect>
            <draw:rect draw:style-name="gr1" draw:text-style-name="P2" draw:layer="layout" svg:width="8.256cm" svg:height="0.728cm" svg:x="2.27cm" svg:y="13.159cm">
              <text:p text:style-name="P1"><text:span text:style-name="T1">matchTarget : MatchTargetType</text:span></text:p>
            </draw:rect>
          </draw:g>
          <draw:g>
            <draw:rect draw:style-name="gr2" draw:text-style-name="P3" draw:layer="layout" svg:width="7.7cm" svg:height="0.89cm" svg:x="11.583cm" svg:y="7.985cm">
              <text:p text:style-name="P1"><text:span text:style-name="T2">MatchCriteriaType</text:span></text:p>
            </draw:rect>
            <draw:rect draw:style-name="gr1" draw:text-style-name="P2" draw:layer="layout" svg:width="7.7cm" svg:height="0.89cm" svg:x="11.583cm" svg:y="9.763cm">
              <text:p text:style-name="P1"><text:span text:style-name="T1">componentType : string</text:span></text:p>
            </draw:rect>
            <draw:rect draw:style-name="gr1" draw:text-style-name="P2" draw:layer="layout" svg:width="7.7cm" svg:height="0.89cm" svg:x="11.583cm" svg:y="8.874cm">
              <text:p text:style-name="P1"><text:span text:style-name="T1">nodeAddress : string</text:span></text:p>
            </draw:rect>
          </draw:g>
          <draw:g>
            <draw:rect draw:style-name="gr2" draw:text-style-name="P3" draw:layer="layout" svg:width="7.7cm" svg:height="0.81cm" svg:x="11.636cm" svg:y="14.91cm">
              <text:p text:style-name="P1"><text:span text:style-name="T2">MatchTargetType</text:span></text:p>
            </draw:rect>
            <draw:rect draw:style-name="gr1" draw:text-style-name="P2" draw:layer="layout" svg:width="7.7cm" svg:height="0.809cm" svg:x="11.636cm" svg:y="16.528cm">
              <text:p text:style-name="P1"><text:span text:style-name="T1">componentType : string</text:span></text:p>
            </draw:rect>
            <draw:rect draw:style-name="gr1" draw:text-style-name="P2" draw:layer="layout" svg:width="7.7cm" svg:height="0.81cm" svg:x="11.636cm" svg:y="15.719cm">
              <text:p text:style-name="P1"><text:span text:style-name="T1">nodeAddress : string</text:span></text:p>
            </draw:rect>
            <draw:rect draw:style-name="gr1" draw:text-style-name="P2" draw:layer="layout" svg:width="7.7cm" svg:height="0.81cm" svg:x="11.636cm" svg:y="17.335cm">
              <text:p text:style-name="P1"><text:span text:style-name="T1">gatewayComponentType : string</text:span></text:p>
            </draw:rect>
          </draw:g>
          <draw:line draw:style-name="gr3" draw:text-style-name="P4" draw:layer="layout" svg:x1="10.525cm" svg:y1="12.836cm" svg:x2="11.583cm" svg:y2="8.497cm">
            <text:p/>
          </draw:line>
          <draw:line draw:style-name="gr3" draw:text-style-name="P4" draw:layer="layout" svg:x1="10.525cm" svg:y1="13.563cm" svg:x2="11.636cm" svg:y2="15.31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FreeBSD/i386 OpenOffice.org_project/680m18$Build-9161</meta:generator>
    <meta:initial-creator>Teresa Johnson</meta:initial-creator>
    <meta:creation-date>2009-03-20T17:54:41</meta:creation-date>
    <dc:creator>Teresa Johnson</dc:creator>
    <dc:date>2009-03-20T18:28:15</dc:date>
    <dc:language>en-US</dc:language>
    <meta:editing-cycles>3</meta:editing-cycles>
    <meta:editing-duration>PT16M28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